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T2" style:parent-style-name="Domyślnaczcionkaakapitu" style:family="text">
      <style:text-properties fo:background-color="#FFFF00"/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>
      <style:paragraph-properties fo:text-indent="0.4902in"/>
    </style:style>
    <style:style style:name="P11" style:parent-style-name="Textbody" style:family="paragraph">
      <style:paragraph-properties fo:text-align="center"/>
    </style:style>
    <style:style style:name="T12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13" style:parent-style-name="Domyślnaczcionkaakapitu" style:family="text">
      <style:text-properties fo:font-style="italic" style:font-style-asian="italic" style:font-style-complex="italic"/>
    </style:style>
    <style:style style:name="T14" style:parent-style-name="Domyślnaczcionkaakapitu" style:family="text">
      <style:text-properties fo:font-style="italic" style:font-style-asian="italic" style:font-style-complex="italic"/>
    </style:style>
    <style:style style:name="T15" style:parent-style-name="Domyślnaczcionkaakapitu" style:family="text">
      <style:text-properties fo:font-style="italic" style:font-style-asian="italic" style:font-style-complex="italic"/>
    </style:style>
    <style:style style:name="T16" style:parent-style-name="Domyślnaczcionkaakapitu" style:family="text">
      <style:text-properties fo:font-style="italic" style:font-style-asian="italic" style:font-style-complex="italic" style:text-position="sub 66.6%"/>
    </style:style>
    <style:style style:name="T17" style:parent-style-name="Domyślnaczcionkaakapitu" style:family="text">
      <style:text-properties fo:font-style="italic" style:font-style-asian="italic" style:font-style-complex="italic"/>
    </style:style>
    <style:style style:name="T18" style:parent-style-name="Domyślnaczcionkaakapitu" style:family="text">
      <style:text-properties fo:background-color="#FFFF00"/>
    </style:style>
    <style:style style:name="T19" style:parent-style-name="Domyślnaczcionkaakapitu" style:family="text">
      <style:text-properties fo:background-color="#FFFF00"/>
    </style:style>
    <style:style style:name="T20" style:parent-style-name="Domyślnaczcionkaakapitu" style:family="text">
      <style:text-properties fo:background-color="#FFFF00"/>
    </style:style>
    <style:style style:name="T21" style:parent-style-name="Domyślnaczcionkaakapitu" style:family="text">
      <style:text-properties fo:background-color="#FFFF00"/>
    </style:style>
    <style:style style:name="T22" style:parent-style-name="Domyślnaczcionkaakapitu" style:family="text">
      <style:text-properties fo:background-color="#FFFF00"/>
    </style:style>
    <style:style style:name="T23" style:parent-style-name="Domyślnaczcionkaakapitu" style:family="text">
      <style:text-properties fo:background-color="#FFFF00"/>
    </style:style>
    <style:style style:name="T24" style:parent-style-name="Domyślnaczcionkaakapitu" style:family="text">
      <style:text-properties style:font-name="Segoe UI"/>
    </style:style>
    <style:style style:name="T25" style:parent-style-name="Domyślnaczcionkaakapitu" style:family="text">
      <style:text-properties style:font-name="Segoe UI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>
      <style:graphic-properties style:vertical-pos="middle"/>
    </style:style>
  </office:automatic-styles>
  <office:body>
    <office:text text:use-soft-page-breaks="true">
      <text:h text:style-name="P1" text:outline-level="1">Rodzaje grupowania</text:h>
      <text:p text:style-name="Textbody">Algorytmy grupowania można podzielić na kilka kategorii, ze względu na ich sposób działania. Wyróżnia się następujące<text:s/><text:span text:style-name="T2">rodzaje</text:span><text:s/>algorytmów grupowania:</text:p>
      <text:list text:style-name="LFO2" text:continue-numbering="true">
        <text:list-item>
          <text:p text:style-name="P3">Sumujące –<text:s/>dzielące: Algorytmy sumujące traktują początkowy zestaw danych jako zestaw zbiorów jednoelementowych i na podstawie zadanego kryterium łączą mniejsze zbiory w większe, dopóki nie zostanie osiągnięty warunek zakończenia (odpowiednia liczba zbiorów końcowych, odpowiednia średnia liczność elementów w zbiorach<text:s/>w<text:s/>aktualnej<text:s/>iteracji). Algorytmy dzielące<text:s/>przyjmują<text:s/>założenie, że dane początkowe, to jeden zbiór zawierający wszystkie obiekty. Zbiór ten jest dzielony na mniejsze według zadanego kryterium, którym<text:s/>może być<text:s/>na przykład<text:s/>średnia odległość grupy obiektów od pozostałych. Algorytm kończy się jeżeli osiągnie założone warunki podziału, podobnie jak w przypadku algorytmów sumujących.</text:p>
        </text:list-item>
        <text:list-item>
          <text:p text:style-name="P4">Sekwencyjne – równoległe: W algorytmach typu sekwencyjnego każda cecha porównywana jest osobno – np.<text:s/>najpierw<text:s/>porównywane są współrzędne X punktu, a dopiero później współrzędne Y. Przy bardziej skomplikowanych wektorach cech może to prowadzić do<text:s/>gorszych wyników grupowania<text:s/>obiektów, jednak taka metoda jest obliczeniowo prostsza. Przeciwieństwem tego rodzaju grupowania jest grupowanie równoległe. Wszystkie cechy porównywanych obiektów są jednocześnie brane pod uwagę – wzrasta minimalnie koszt obliczeniowy.</text:p>
        </text:list-item>
        <text:list-item>
          <text:p text:style-name="P5">Dokładne – rozmyte: W grupowaniu dokładnym każdy obiekt<text:s/>jest<text:s/>przypisywany<text:s/><text:s/>do co najwyżej jednego zbioru (może być niesklasyfikowany, potraktowany jako szum, jeżeli nie mieści się w żadnym z przyjętych na początku zbiorów –<text:s/>kategorii<text:s/>obiektów). W grupowaniu rozmytym każdy obiekt może zostać przypisany do więcej niż jednego zbioru. Prezentacja wyników może być wtedy trochę bardziej złożona, ale za to wyniki grupowania mogą dokładniej odzwierciedlać rzeczywistość – rzadko da się przydzielić jakąś treść tylko do jednej kategorii.</text:p>
        </text:list-item>
        <text:list-item>
          <text:p text:style-name="P6">Deterministyczne – stochastyczne: Algorytmy deterministyczne dla określonych warunków początkowych i danych wejściowych zwrócą zawsze takie same wyniki. Stochastyczne wprowadzają element losowości do swojego działania, dlatego kilkukrotne uruchomienie takiego algorytmu dla tych samych danych wejściowych i warunków początkowych<text:s/>może<text:s/>dać<text:s/>różne wyniki.</text:p>
        </text:list-item>
        <text:list-item>
          <text:p text:style-name="P7">Przyrostowe – nieprzyrostowe: Różnica między tymi dwoma typami grupowania polega na wykorzystaniu zasobów. Duża część algorytmów grupowania powstawała w czasach kiedy nie było<text:s/><text:soft-page-break/>tak wiele informacji do klasyfikowania i w miarę jak<text:s/>ilość danych dostępnych dla człowieka rosła, to algorytmy te zaczęły zawodzić – były zbyt nieefektywny, działały w sposób nieprzyrostowy. Wszystkie dane porównywały jednocześnie, w jednym przebiegu. Odpowiedzią na potrzebę zwiększenia wydajności algorytmów grupowania była ich modyfikacja – wprowadzenie działania przyrostowego.</text:p>
        </text:list-item>
      </text:list>
      <text:h text:style-name="Nagłówek2" text:outline-level="2">Grupowanie hierarchiczne</text:h>
      <text:p text:style-name="Textbody">Algorytmy grupowania, które<text:s/>tworzą<text:s/>drzewo podziałów, nazywane są hierarchicznymi. W tego typu implementacjach grupowania użytkownik ma<text:s/>możliwość uznania za wynik grupowania<text:s/>podziału z dowolnego poziomu drzewa, na podstawie kryterium liczebności liści pod<text:s/>stosownymi<text:s/>węzłami<text:s/>drzewa. Zwykle korzeniem takiego drzewa jest zbiór zawierający wszystkie elementy, a jego liśćmi są zbiory jednoelementowe, po jednym dla każdego obiektu, który znajdował się w zbiorze wejściowych danych.</text:p>
      <text:p text:style-name="Textbody"><text:tab/>Grupowanie hierarchiczne można podzielić na dwa podtypy:</text:p>
      <text:list text:style-name="LFO3" text:continue-numbering="true">
        <text:list-item>
          <text:p text:style-name="P8">Z wiązaniem pojedynczym<text:line-break/>Do określania przynależności obiektu do zbioru (podobieństwa) używana jest najmniejsza odległość pomiędzy badanym obiektem, a obiektem<text:s/>znajdującym się w analizowanym zbiorze. Podejście takie umożliwia powstanie efektu łańcuchowego – niepoprawnego podziału obiektów na grupy.</text:p>
        </text:list-item>
        <text:list-item>
          <text:p text:style-name="P9">Z<text:s/>wiązaniem pełnym<text:s/><text:line-break/>W przeciwieństwie do<text:s/>wiązania<text:s/>pojedynczego, tutaj brana jest pod uwagę największa odległość pomiędzy<text:s/>obiektem, a innym obiektem z badanej grupy. Wyklucza to możliwość powstania efektu łańcuchowego. Wyniki<text:s/>grupowania<text:s/>algorytmami<text:s/>tego typu są zwykle zbiorami gęstymi.</text:p>
        </text:list-item>
      </text:list>
      <text:h text:style-name="Nagłówek2" text:outline-level="2">Grupowanie partycjonujące</text:h>
      <text:p text:style-name="Textbody">Warunkiem początkowym w takich algorytmach jest istnienie początkowej struktury podziałów – czasami jest dokonywana heurystycznie na początku algorytmu. W każdym przebiegu algorytmy tego typu starają się zoptymalizować sposób podziału, rozpoczynając od tego pierwszego – przykładowego. Zwykle algorytm kończy się, jeżeli nie ma już zmian przynależności obiektów do zbiorów, albo średni błąd przydziału nie przekracza zadanej wartości.</text:p>
      <text:p text:style-name="P10">Takie algorytmy działają skutecznie przy dużych rozmiarach<text:s/>danych wejściowych. Największą ich wadą jest sposób ustalenia podziału początkowego, oraz określenia<text:s/><text:soft-page-break/>liczby klas (zbiorów) wyjściowych.</text:p>
      <text:p text:style-name="Textbody"><text:s text:c="4"/>Najpopularniejszym kryterium wykorzystywanym do określenia błędu podziału jest błąd kwadratowy, wyrażony wzorem:</text:p>
      <text:p text:style-name="P11"><text:span text:style-name="T12"><draw:frame draw:id="id0" draw:style-name="a0" draw:name="Ramka1" text:anchor-type="as-char" svg:x="0in" svg:y="0in" svg:width="4.56111in" svg:height="0.425in" style:rel-width="scale" style:rel-height="scale"><draw:text-box><text:p text:style-name="Drawing"><draw:frame draw:style-name="a1" text:anchor-type="as-char" svg:x="0in" svg:y="0in" svg:width="2.40625in" svg:height="0.61458in" style:rel-width="scale" style:rel-height="scale"><draw:object xlink:href="Object 1/" xlink:type="simple" xlink:show="embed" xlink:actuate="onLoad"/></draw:frame>Rysunek 1: Błąd kwadratowy</text:p></draw:text-box><svg:title/><svg:desc/></draw:frame></text:span></text:p>
      <text:p text:style-name="Textbody">Gdzie<text:s/><text:span text:style-name="T13">c<text:s/></text:span>to średni element w zbiorze<text:s/><text:span text:style-name="T14">j</text:span><text:s/>a<text:s/><text:span text:style-name="T15">x</text:span><text:span text:style-name="T16">i</text:span><text:span text:style-name="T17"><text:s/></text:span>to i-ty element tego zbioru.</text:p>
      <text:p text:style-name="Textbody"><text:tab/>Najczęściej stosowanym algorytmem typu partycjonującego jest algorytm k-środków. Jego pierwszym krokiem jest dobór podziałów początkowych. Następnie wyznaczane są środki tych przedziałów (tzw. elementy średnie) i modyfikowane są <text:s/>przydziały elementów, które w danym zbiorze znajdują się najdalej od środka. Ostatnim krokiem każdej iteracji jest obliczenie błędu kwadratowego otrzymanego podziału. Algorytm zostaje zatrzymany, jeżeli<text:s/><text:span text:style-name="T18">w kilku ostatnich iteracjach nie dokonano ż</text:span><text:span text:style-name="T19">adnej zmiany przydziału</text:span><text:s/>lub jeżeli błąd kwadratowy podziału (lub jego zmiana) nie przekracza wartości określonej arbitralnie w warunkach początkowych algorytmu.</text:p>
      <text:p text:style-name="Textbody"><text:tab/>K-środków jest bardzo wrażliwy na podział początkowy. Przy złym podziale iteracje mogą utknąć<text:s/>w minimum lokalnym kryterium oceny błędu i nie dawać lepszych podziałów, ponieważ każda kolejna iteracja powodowałaby pogorszenie osiągniętej wartości błędu kwadratowego. Algorytm ten jest za to prosty w implementacji i ma małą złożoność obliczeniową: O(n), gdzie n –<text:s/>jest<text:s/>liczbą<text:s/>obiektów wejściowych.</text:p>
      <text:h text:style-name="Nagłówek2" text:outline-level="2">Grupowanie oparte na grafach</text:h>
      <text:p text:style-name="Textbody">W dosyć długiej historii algorytmów grupowania powstało kilka takich, które<text:s/>korzystają<text:s/>z<text:s/>teorii grafów. Jednym z nich – chyba najpopularniejszym w tej kategorii – jest algorytm<text:s/>tworzący dla danych wejściowych<text:s/>minimalne<text:s/>drzewo<text:s/>rozpinające. Wagi krawędzi w takim drzewie są odpowiednio wyznaczane na podstawie odległości dwóch obiektów od siebie, przy pomocy wybranej wcześniej miary odległości. Krawędzie z<text:s/>największymi<text:s/>wagami<text:s/>są usuwane, co prowadzi do powstania rozłącznych pod-grafów – podziałów wynikowych. Kryterium zakończenia może stanowić liczba uzyskanych podziałów albo średnia waga krawędzi w zbiorze krawędzi nieusuniętych.</text:p>
      <text:p text:style-name="Textbody"><text:tab/>Algorytm ten ma jedną dosyć poważną wadę.<text:s/>Jego<text:s/>wyniki<text:s/>są<text:s/>podobne do algorytmu grupowania hierarchicznego<text:s/>z<text:s/>wiązaniem pojedynczym<text:s/>– może wystąpić efekt łańcuchowy, czyli<text:s/>podział, w którym obiekty są od siebie bardzo różne, ale istnieje wśród nich jeden podobny, zapewniający przynależność do zbioru.</text:p>
      <text:soft-page-break/>
      <text:h text:style-name="Nagłówek2" text:outline-level="2">Inne rodzaje grupowania</text:h>
      <text:p text:style-name="Textbody">Spośród innych algorytmów grupowania warto jeszcze<text:s/>wymienić<text:s/>algorytm<text:s/>grupowania<text:s/>kontekstowego,<text:s/>zwany<text:s/>też grupowaniem najbliższego sąsiedztwa.<text:s/><text:span text:style-name="T20">Algorytm</text:span><text:span text:style-name="T21">y</text:span><text:span text:style-name="T22"><text:s/>tego rodzaju rozpoczynają działanie od niepodzieloneg</text:span><text:span text:style-name="T23">o zbioru</text:span>. Obiekty łączy się w grupy, tworzone na podstawie łączenia ze sobą obiektów, które stanowią swoje bliskie sąsiedztwo (według ustalonego na początku kryterium). Sąsiedztwo to może być określane miarą liczby wspólnych sąsiadów, albo jedną z typowych<text:s/>miar odległości. Algorytm kończy się, gdy nie ma już wolnych obiektów lub gdy wolne obiekty nie dają się zakwalifikować do jednej z istniejących grup (są wtedy traktowane jako zakłócenia).</text:p>
      <text:p text:style-name="Textbody"><text:tab/>Grupowanie może być wykonane z wykorzystaniem sieci neuronowych.<text:s/>Zawęża to trochę możliwości wyboru cech, ponieważ do porównania mogą być użyte tylko te liczbowe.<text:s/>Potrzebne<text:s/>jest również<text:s/>uczenie<text:s/>takiej sieci – zdefiniowanie jakiegoś kryterium jakości podziału, na przykład podobieństwa do już istniejącego podziału takich<text:s/>danych. Takie podejście pozwala rozproszyć i zrównoleglić przetwarzanie. Użycie sieci neuronowych umożliwia wykorzystanie ich właściwości (adaptacyjności) do selekcji najlepszych cech obiektów i wykorzystanie ich potem w innym algorytmie grupowania.</text:p>
      <text:p text:style-name="Textbody"><text:tab/>Kolejnym rodzajem jest grupowanie ewolucyjne. Tutaj,<text:s/>podobnie jak w grupowaniu partycjonującym,<text:s/>również trzeba ustalić jakiś podział początkowy. Kryterium przeżycia podziału jest często średni błąd kwadratowy. Każdy podział jest traktowany jako jeden chromosom. Stosując operacje selekcji, mutacji i rekombinacji buduje się nowe zestawy podziałów. Po pewnej liczbie iteracji algorytm powinien przynieść wyniki w postaci podziałów o stosunkowo niskim średnim błędzie kwadratowym.</text:p>
      <text:p text:style-name="Textbody"><text:tab/>Warto zaznaczyć, że można również stosować algorytmy hybrydowe. Polega<text:s/>to na zastosowaniu<text:s/>do jednego zbioru danych<text:s/>różnych typów algorytmów,<text:s/>i<text:s/>ustaleniu<text:s/>wyniku na przykład poprzez głosowanie – nadając poszczególnym wynikom różne wagi, ustalone na drodze eksperymentów. Każdy z użytych algorytmów może na wejściu otrzymać taki sam opis obiektów, albo tylko częściowy – pozwalający na jak najbardziej efektywne wykorzystanie danego algorytmu. Podział danych wejściowym między różne algorytmy może się opierać na logice związanej z grupowanymi obiektami. Można na przykład wykonać grupowanie na wektorach cech obliczonych na podstawie bibliografii i liczby odwołań do niej, wyznaczonej dla każdego dokumentu znajdującego się w zadanym zbiorze. Dołączyć do tego grupowanie wykonane na podstawie abstraktów dokumentów i grupowanie przeprowadzone na podstawie całej treści. Tak powstałe 3 wyniki grupowania można opisać za pomocą wektora cech informującego o<text:s/><text:soft-page-break/>podobieństwie dokumentów w każdym z tych 3 rezultatów i przeprowadzić na tym kolejne grupowanie.</text:p>
      <text:p text:style-name="Textbody">Rozwiązanie takie może dać bardzo dokładne wyniki, odwzorowując faktyczne podobieństwo tematyczne badanych dokumentów, ale jednocześnie byłoby bardzo kosztowne czasowo.<office:annotation><dc:creator>Zbigniew Tadeusz Manasterski</dc:creator><dc:date>2013-02-07T23:03:00</dc:date><text:p text:style-name="Normalny"><text:span text:style-name="T24">Wstawić odwołanie do rozdziału lub bibliografii, gdzie będą przeprowadzone podobne<text:s/></text:span><text:span text:style-name="T25">eksperymenty, uzasadnienie dlaczego to będzie kosztowne.</text:span></text:p></office:annotatio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paragraph-properties fo:break-before="page" fo:margin-top="0.1965in" fo:margin-bottom="0.1965in" fo:line-height="150%"/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agłówek" style:next-style-name="Textbody" style:default-outline-level="2">
      <style:paragraph-properties fo:margin-top="0.1965in" fo:margin-bottom="0.1965in" fo:line-height="150%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" style:display-name="WW_OutlineListStyle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5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color="#000000" fo:hyphenate="true"/>
    </style:style>
    <style:style style:name="Drawing" style:display-name="Drawing" style:family="paragraph" style:parent-style-name="Legenda">
      <style:text-properties fo:hyphenate="false"/>
    </style:style>
    <style:style style:name="NumberingSymbols" style:display-name="Numbering Symbols" style:family="text"/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10pt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 text:start-value="2">
        <style:list-level-properties/>
      </text:outline-level-style>
      <text:outline-level-style text:level="2" style:num-format="1" text:display-levels="2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kz</meta:initial-creator>
    <dc:creator>Rajmund Kożuszek</dc:creator>
    <meta:creation-date>2009-04-16T11:32:00Z</meta:creation-date>
    <dc:date>2013-02-22T09:40:00Z</dc:date>
    <meta:template xlink:href="Normal.dotm" xlink:type="simple"/>
    <meta:editing-cycles>2</meta:editing-cycles>
    <meta:editing-duration>PT34020S</meta:editing-duration>
    <meta:user-defined meta:name="Info 1"/>
    <meta:user-defined meta:name="Info 2"/>
    <meta:user-defined meta:name="Info 3"/>
    <meta:user-defined meta:name="Info 4"/>
    <meta:document-statistic meta:page-count="5" meta:paragraph-count="20" meta:word-count="1456" meta:character-count="10175" meta:row-count="72" meta:non-whitespace-character-count="8739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e</mml:mi>
    </mml:mrow>
    <mml:mrow>
      <mml:mn>2</mml:mn>
    </mml:mrow>
  </mml:msup>
  <mml:mo>(</mml:mo>
  <mml:mi>H</mml:mi>
  <mml:mo>,</mml:mo>
  <mml:mi>L</mml:mi>
  <mml:mo>)</mml:mo>
  <mml:mo>=</mml:mo>
  <mml:mrow>
    <mml:munderover>
      <mml:mo stretchy="false">∑</mml:mo>
      <mml:mrow>
        <mml:mi>j</mml:mi>
        <mml:mo>=</mml:mo>
        <mml:mn>1</mml:mn>
      </mml:mrow>
      <mml:mrow>
        <mml:mi>K</mml:mi>
      </mml:mrow>
    </mml:munderover>
    <mml:mrow>
      <mml:mrow>
        <mml:munderover>
          <mml:mo stretchy="false">∑</mml:mo>
          <mml:mrow>
            <mml:mi>i</mml:mi>
            <mml:mo>=</mml:mo>
            <mml:mn>1</mml:mn>
          </mml:mrow>
          <mml:mrow>
            <mml:msub>
              <mml:mrow>
                <mml:mi>n</mml:mi>
              </mml:mrow>
              <mml:mrow>
                <mml:mi>j</mml:mi>
              </mml:mrow>
            </mml:msub>
          </mml:mrow>
        </mml:munderover>
        <mml:mrow/>
      </mml:mrow>
      <mml:msup>
        <mml:mrow>
          <mml:mo>∥</mml:mo>
          <mml:msubsup>
            <mml:mrow>
              <mml:mi>x</mml:mi>
            </mml:mrow>
            <mml:mrow>
              <mml:mi>i</mml:mi>
            </mml:mrow>
            <mml:mrow>
              <mml:mo>(</mml:mo>
              <mml:mi>j</mml:mi>
              <mml:mo>)</mml:mo>
            </mml:mrow>
          </mml:msubsup>
          <mml:mo>-</mml:mo>
          <mml:msub>
            <mml:mrow>
              <mml:mi>c</mml:mi>
            </mml:mrow>
            <mml:mrow>
              <mml:mi>j</mml:mi>
            </mml:mrow>
          </mml:msub>
          <mml:mo>∥</mml:mo>
        </mml:mrow>
        <mml:mrow>
          <mml:mn>2</mml:mn>
        </mml:mrow>
      </mml:msup>
    </mml:mrow>
  </mml:mrow>
</mml:math>
</file>